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uena observación. Sí, mi mensaje anterior era solo la introducción al estilo —un resumen de cómo debe ser esa voz narrativa—, no un ejemplo de uso completo con introducción y cierre.</text:p>
      <text:p text:style-name="Text_20_body">Para dejar todo claro y completo, te doy ahora una <text:span text:style-name="Strong_20_Emphasis">versión extendida</text:span> con <text:span text:style-name="Strong_20_Emphasis">introducción y cierre</text:span>, como si fuera un módulo de laboratorio acompañado por esta voz narrativa espiritual. Así verás cómo se articula todo:</text:p>
      <text:p text:style-name="Horizontal_20_Line"/>
      <text:h text:style-name="Heading_20_3" text:outline-level="3">🕊️ <text:span text:style-name="Emphasis">Voz narrativa espiritual – Modelo completo (introducción + cierre)</text:span></text:h>
      <text:h text:style-name="Heading_20_4" text:outline-level="4">📖 Introducción (antes del contenido técnico):</text:h>
      <text:p text:style-name="Quotations"><text:span text:style-name="Emphasis">Antes de que los mundos se nombraran y las criaturas caminaran sobre la tierra, ya había algo que tejía la existencia con hilos invisibles. Esa inteligencia —silenciosa, inagotable— no escribe libros, pero inscribe su saber en la forma misma de la vida.</text:span></text:p>
      <text:p text:style-name="Quotations"><text:span text:style-name="Emphasis">Hoy miraremos dentro de sus mecanismos, no para dominarlos, sino para comprender con humildad cómo opera esta mente sin rostro. Cada célula, cada impulso, cada ciclo vital, no es otra cosa que un lenguaje sagrado, repetido sin cesar en los rincones de la creación.</text:span></text:p>
      <text:p text:style-name="Quotations"><text:span text:style-name="Emphasis">Observa, pues. Porque en lo pequeño se manifiesta lo eterno.</text:span></text:p>
      <text:h text:style-name="Heading_20_4" text:outline-level="4">⚙️ (Aquí iría el desarrollo técnico del laboratorio)</text:h>
      <text:p text:style-name="Horizontal_20_Line"/>
      <text:h text:style-name="Heading_20_4" text:outline-level="4">🌒 Cierre (después del contenido técnico):</text:h>
      <text:p text:style-name="Quotations"><text:span text:style-name="Emphasis">Y así, tras recorrer los pasos del proceso, vemos que la vida no improvisa. Su camino es exploración y memoria, error y corrección, reproducción y transformación. Pero por debajo de todo eso, algo más profundo la sostiene: el impulso de seguir siendo.</text:span></text:p>
      <text:p text:style-name="Quotations"><text:span text:style-name="Emphasis">Cada ser viviente es un intento. Cada intento, una pregunta hecha forma. Y el sistema que los une —invisible, incansable— es el eco de una inteligencia más antigua que el pensamiento.</text:span></text:p>
      <text:p text:style-name="Quotations"><text:span text:style-name="Emphasis">¿Quién la guía? ¿Quién la sueña? Tal vez no lo sepamos. Pero al entender su lógica, nos acercamos un poco más a ese misterio sin nombre que algunos llaman simplemente: la Vida.</text:span></text:p>
      <text:p text:style-name="Horizontal_20_Line"/>
      <text:p text:style-name="Text_20_body">Este modelo completo te servirá como estructura base para múltiples secciones. Puedes adaptar el tono, la metáfora o el enfoque según el tema (ADN, reproducción, individuos, etc.), pero siempre manteniendo esta voz como un puente entre lo científico y lo espiritual.</text:p>
      <text:p text:style-name="Text_20_body">Si querés, puedo ayudarte también a crear pequeñas “variaciones temáticas” para los distintos capítulos. ¿Te gustaría es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9T10:44:01.564000000</meta:creation-date>
    <dc:date>2025-07-29T10:48:05.670000000</dc:date>
    <meta:editing-duration>PT4M4S</meta:editing-duration>
    <meta:editing-cycles>1</meta:editing-cycles>
    <meta:document-statistic meta:table-count="0" meta:image-count="0" meta:object-count="0" meta:page-count="1" meta:paragraph-count="14" meta:word-count="355" meta:character-count="2176" meta:non-whitespace-character-count="1835"/>
    <meta:generator>LibreOffice/7.3.5.2$Windows_X86_64 LibreOffice_project/184fe81b8c8c30d8b5082578aee2fed2ea847c01</meta:generator>
  </office:meta>
</office:document-meta>
</file>